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dea5" officeooo:paragraph-rsid="0001dea5"/>
    </style:style>
    <style:style style:name="P2" style:family="paragraph" style:parent-style-name="Standard">
      <style:text-properties officeooo:rsid="0002c84a" officeooo:paragraph-rsid="0002c84a"/>
    </style:style>
    <style:style style:name="P3" style:family="paragraph" style:parent-style-name="Standard">
      <style:text-properties officeooo:rsid="00044f62" officeooo:paragraph-rsid="00044f62"/>
    </style:style>
    <style:style style:name="P4" style:family="paragraph" style:parent-style-name="Standard">
      <style:text-properties officeooo:rsid="0007fadf" officeooo:paragraph-rsid="0007fadf"/>
    </style:style>
    <style:style style:name="P5" style:family="paragraph" style:parent-style-name="Standard">
      <style:text-properties officeooo:rsid="000aa907" officeooo:paragraph-rsid="000aa907"/>
    </style:style>
    <style:style style:name="P6" style:family="paragraph" style:parent-style-name="Standard" style:list-style-name="L1">
      <style:text-properties officeooo:rsid="0007fadf" officeooo:paragraph-rsid="0007fadf"/>
    </style:style>
    <style:style style:name="P7" style:family="paragraph" style:parent-style-name="Standard">
      <style:text-properties officeooo:rsid="0007fadf" officeooo:paragraph-rsid="0007fadf"/>
    </style:style>
    <style:style style:name="P8" style:family="paragraph" style:parent-style-name="Standard">
      <style:text-properties officeooo:rsid="000b0610" officeooo:paragraph-rsid="000b0610"/>
    </style:style>
    <style:style style:name="P9" style:family="paragraph" style:parent-style-name="Heading_20_1">
      <style:paragraph-properties fo:break-before="pag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pring Boot</text:p>
      <text:h text:style-name="Heading_20_1" text:outline-level="1">Locating classes</text:h>
      <text:p text:style-name="P1">Spring Boot favors Java-based configuration. Although it is possible to call SpringApplication.run() with an XML source, we generally recommend that your primary source is a <text:span text:style-name="_5f_JavaIdent">@Configuration</text:span> class. Usually the class that defines the <text:span text:style-name="_5f_JavaIdent">main</text:span> method is also a good candidate as the primary <text:span text:style-name="_5f_JavaIdent">@Configuration</text:span>.</text:p>
      <text:p text:style-name="P1"/>
      <text:p text:style-name="P2">We generally recommend that you locate your main application class in a root package above other classes.</text:p>
      <text:p text:style-name="P2"/>
      <text:p text:style-name="P2">Typical layout</text:p>
      <text:p text:style-name="P2"/>
      <text:p text:style-name="P2">com</text:p>
      <text:p text:style-name="P2"><text:tab/>example</text:p>
      <text:p text:style-name="P2"><text:tab/><text:tab/>myproject</text:p>
      <text:p text:style-name="P2"><text:tab/><text:tab/><text:tab/>Application.java</text:p>
      <text:p text:style-name="P2"><text:tab/><text:tab/>domain</text:p>
      <text:p text:style-name="P2"><text:tab/><text:tab/><text:tab/>Customer.java</text:p>
      <text:p text:style-name="P2"><text:tab/><text:tab/><text:tab/>CustomerRepository.java</text:p>
      <text:p text:style-name="P2"><text:tab/><text:tab/>service</text:p>
      <text:p text:style-name="P2"><text:tab/><text:tab/><text:tab/>CustomerService.java</text:p>
      <text:p text:style-name="P2"><text:tab/><text:tab/>web</text:p>
      <text:p text:style-name="P2"><text:tab/><text:tab/><text:tab/>CustomerController.java</text:p>
      <text:p text:style-name="P2"/>
      <text:p text:style-name="P2"/>
      <text:h text:style-name="Heading_20_1" text:outline-level="1">Importing additional configuration classes</text:h>
      <text:p text:style-name="P2">You don't need to put all your @Configuration into a single class. The @Import annotation can be used to import additional configuration classes. Alternatively, you can use @ComponentScan to automatically pickup all Spring components, including <text:span text:style-name="_5f_JavaIdent">@Configuration</text:span> classes.</text:p>
      <text:p text:style-name="P2"/>
      <text:p text:style-name="P2">Tip: You should only ever add one @EnableAutoConfiguration annotation. We generally recommend that you add it to your primary @Configuration class.</text:p>
      <text:p text:style-name="P2"/>
      <text:p text:style-name="P2"/>
      <text:h text:style-name="Heading_20_1" text:outline-level="1">Application property files</text:h>
      <text:p text:style-name="P3">YAML???</text:p>
      <text:p text:style-name="P5">When you use application-${myprofile}.properties file it will override default configurations of application.properties file.</text:p>
      <text:p text:style-name="P5"/>
      <text:p text:style-name="P5">&lt;</text:p>
      <text:p text:style-name="P3"/>
      <text:p text:style-name="P3"/>
      <text:p text:style-name="P3"/>
      <text:p text:style-name="P3"/>
      <text:h text:style-name="P9" text:outline-level="1">Build system</text:h>
      <text:h text:style-name="Heading_20_3" text:outline-level="3">Parent POM</text:h>
      <text:p text:style-name="P4">Maven users can inherit from the <text:span text:style-name="_5f_OOoComputerIdent">spring</text:span><text:span text:style-name="_5f_OOoComputerKeyWord">-</text:span><text:span text:style-name="_5f_OOoComputerIdent">boot</text:span><text:span text:style-name="_5f_OOoComputerKeyWord">-</text:span><text:span text:style-name="_5f_OOoComputerIdent">starter</text:span><text:span text:style-name="_5f_OOoComputerKeyWord">-</text:span><text:span text:style-name="_5f_OOoComputerIdent">parent</text:span> project to obtain sensible defaults.</text:p>
      <text:p text:style-name="P4"/>
      <text:h text:style-name="Heading_20_3" text:outline-level="3">Maven Plugin</text:h>
      <text:p text:style-name="P4">Spring Boot includes a Maven plugin that can package the project as an executable jar: <text:span text:style-name="_5f_OOoComputerIdent">spring</text:span><text:span text:style-name="_5f_OOoComputerKeyWord">-</text:span><text:span text:style-name="_5f_OOoComputerIdent">boot</text:span><text:span text:style-name="_5f_OOoComputerKeyWord">-</text:span><text:span text:style-name="_5f_OOoComputerIdent">maven</text:span><text:span text:style-name="_5f_OOoComputerKeyWord">-</text:span><text:span text:style-name="_5f_OOoComputerIdent">plugin</text:span>.</text:p>
      <text:p text:style-name="P4"/>
      <text:h text:style-name="Heading_20_3" text:outline-level="3">Starter POMs</text:h>
      <text:p text:style-name="P4">Spring Boot Starters are a set of convenient dependency descriptors that you can include in your application. You get a one-stop-shop for all Spring and related technology that you need without having to hunt through sample code and copy paste loads of dependency descriptors. For example, if you want to get started using Spring and JPA for database access just include the spring-boot-starter-data-jpa dependency in your project, and you are goot do go.</text:p>
      <text:p text:style-name="P4"/>
      <text:p text:style-name="P4">For Starter list see:</text:p>
      <text:list xml:id="list3237833921155994545" text:style-name="L1">
        <text:list-item>
          <text:p text:style-name="P6">DEFAULT CONTRIBUTORS: <text:a xlink:type="simple" xlink:href="http://docs.spring.io/spring-boot/docs/current/reference/html/using-boot-build-systems.html" text:style-name="Internet_20_link" text:visited-style-name="Visited_20_Internet_20_Link">http://docs.spring.io/spring-boot/docs/current/reference/html/using-boot-build-systems.html</text:a> </text:p>
          <text:p text:style-name="P6"/>
        </text:list-item>
        <text:list-item>
          <text:p text:style-name="P6">COMMUNITY CONTRIBUTORS: <text:a xlink:type="simple" xlink:href="https://github.com/spring-projects/spring-boot/blob/master/spring-boot-starters/README.adoc" text:style-name="Internet_20_link" text:visited-style-name="Visited_20_Internet_20_Link">https://github.com/spring-projects/spring-boot/blob/master/spring-boot-starters/README.adoc</text:a> </text:p>
        </text:list-item>
      </text:list>
      <text:p text:style-name="P4"/>
      <text:p text:style-name="P4"/>
      <text:p text:style-name="P4"/>
      <text:p text:style-name="P4"/>
      <text:p text:style-name="P4"/>
      <text:h text:style-name="P9" text:outline-level="1">Embedded servlet containers (64. ref guide)</text:h>
      <text:p text:style-name="P8">Servlet, Filter, ServletContextListener and other listeners supported by the Servlet spec can be added to your application as @Bean definitio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8T23:32:00.903000000</meta:creation-date>
    <dc:date>2015-01-20T13:07:55.967000000</dc:date>
    <meta:editing-duration>PT3H44M33S</meta:editing-duration>
    <meta:editing-cycles>5</meta:editing-cycles>
    <meta:generator>LibreOffice/4.3.4.1$Windows_x86 LibreOffice_project/bc356b2f991740509f321d70e4512a6a54c5f243</meta:generator>
    <meta:document-statistic meta:table-count="0" meta:image-count="0" meta:object-count="0" meta:page-count="3" meta:paragraph-count="36" meta:word-count="306" meta:character-count="2363" meta:non-whitespace-character-count="2069"/>
  </office:meta>
</office:document-meta>
</file>